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fur" svg:font-family="monofu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onofur" officeooo:rsid="0000aaec" officeooo:paragraph-rsid="0000aaec"/>
    </style:style>
    <style:style style:name="P2" style:family="paragraph" style:parent-style-name="Standard">
      <style:text-properties style:font-name="monofur" officeooo:rsid="00029e2f" officeooo:paragraph-rsid="00029e2f"/>
    </style:style>
    <style:style style:name="P3" style:family="paragraph" style:parent-style-name="Standard">
      <style:text-properties style:font-name="monofur" officeooo:rsid="000420d2" officeooo:paragraph-rsid="000420d2"/>
    </style:style>
    <style:style style:name="T1" style:family="text">
      <style:text-properties officeooo:rsid="00029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ihou</text:p>
      <text:p text:style-name="P1"/>
      <text:p text:style-name="P1">its a vertical scolling shooter</text:p>
      <text:p text:style-name="P1"/>
      <text:p text:style-name="P1">Controls &gt; arrow keys (but can be changed)</text:p>
      <text:p text:style-name="P1"/>
      <text:p text:style-name="P1"><text:tab/><text:tab/>shift, precision movement</text:p>
      <text:p text:style-name="P1"><text:tab/><text:tab/>z, shoot button</text:p>
      <text:p text:style-name="P1"><text:tab/><text:tab/>x, bomb</text:p>
      <text:p text:style-name="P1"/>
      <text:p text:style-name="P1">Levels → part 1, miniboss, part 2, boss</text:p>
      <text:p text:style-name="P1"/>
      <text:p text:style-name="P1">Powerups → points, firepower, bombs, lives</text:p>
      <text:p text:style-name="P1"/>
      <text:p text:style-name="P1">player character <text:span text:style-name="T1">selection?</text:span></text:p>
      <text:p text:style-name="P1"/>
      <text:p text:style-name="P2">Menu → Options/controls</text:p>
      <text:p text:style-name="P2"><text:tab/> Play game</text:p>
      <text:p text:style-name="P2"><text:tab/> Level selector/training Levels will only be available in training after <text:tab/><text:tab/><text:tab/>completion in regular play</text:p>
      <text:p text:style-name="P2"><text:tab/> Highscores</text:p>
      <text:p text:style-name="P2"/>
      <text:p text:style-name="P2"><text:tab/><text:tab/>Infinite mode/ (partially)randomly generated</text:p>
      <text:p text:style-name="P2"/>
      <text:p text:style-name="P2">OOP</text:p>
      <text:p text:style-name="P2"/>
      <text:p text:style-name="P2">Collision box in smaller than player sprite</text:p>
      <text:p text:style-name="P2"/>
      <text:p text:style-name="P2">points → powerups, enemies, killing bosses quickly, gracing bullets</text:p>
      <text:p text:style-name="P2"/>
      <text:p text:style-name="P2"/>
      <text:p text:style-name="P3">infinite, max bullets on screen, shot power increases when not shooting, homi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ofur" svg:font-family="monofu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3:29:16.180000000</meta:creation-date>
    <dc:date>2018-09-11T13:54:52.526000000</dc:date>
    <meta:editing-duration>PT4M56S</meta:editing-duration>
    <meta:editing-cycles>1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8" meta:word-count="92" meta:character-count="627" meta:non-whitespace-character-count="536"/>
  </office:meta>
</office:document-meta>
</file>